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4" style:family="graphic" style:parent-style-name="standard">
      <style:graphic-properties draw:marker-end="Rounded_20_large_20_Arrow" draw:textarea-vertical-align="middle"/>
    </style:style>
    <style:style style:name="P1" style:family="paragraph">
      <style:paragraph-properties fo:text-align="center" style:writing-mode="lr-tb"/>
      <style:text-properties fo:font-size="16pt" style:font-size-asian="18pt" style:font-size-complex="18pt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6pt" fo:font-weight="bold" style:font-size-asian="18pt" style:font-size-complex="18pt"/>
    </style:style>
    <style:style style:name="P4" style:family="paragraph">
      <style:paragraph-properties fo:text-align="center" style:writing-mode="lr-tb"/>
      <style:text-properties fo:font-size="16pt" fo:font-weight="normal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cm" svg:height="3cm" svg:x="11.25cm" svg:y="8.5cm">
          <text:p text:style-name="P1">Open source</text:p>
          <text:p text:style-name="P1">platform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" draw:text-style-name="P2" draw:layer="layout" svg:width="2.5cm" svg:height="1.5cm" svg:x="2cm" svg:y="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cm" svg:height="1.5cm" svg:x="1.5cm" svg:y="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5cm" svg:x="1cm" svg:y="1cm">
            <text:p text:style-name="P1">ISA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2" draw:text-style-name="P3" draw:layer="layout" svg:width="2.5cm" svg:height="1.5cm" svg:x="13cm" svg:y="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cm" svg:height="1.5cm" svg:x="12.5cm" svg:y="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5cm" svg:height="1.5cm" svg:x="12cm" svg:y="1cm">
            <text:p text:style-name="P4"><text:span text:style-name="T1">Compiler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2" draw:text-style-name="P2" draw:layer="layout" svg:width="2.5cm" svg:height="1.5cm" svg:x="18.5cm" svg:y="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cm" svg:height="1.5cm" svg:x="18cm" svg:y="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5cm" svg:x="17.5cm" svg:y="1cm">
            <text:p text:style-name="P1">OS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2.5cm" svg:height="1.5cm" svg:x="7.5cm" svg:y="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cm" svg:height="1.5cm" svg:x="7cm" svg:y="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5cm" svg:x="6.5cm" svg:y="1cm">
            <text:p text:style-name="P1">CPU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2" draw:text-style-name="P3" draw:layer="layout" svg:width="2.5cm" svg:height="1.5cm" svg:x="24cm" svg:y="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cm" svg:height="1.5cm" svg:x="23.5cm" svg:y="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5cm" svg:height="1.5cm" svg:x="23cm" svg:y="1cm">
            <text:p text:style-name="P4"><text:span text:style-name="T1">Software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3" draw:layer="layout" svg:x1="2.75cm" svg:y1="3.5cm" svg:x2="13.75cm" svg:y2="8.5cm" draw:start-shape="id1" draw:start-glue-point="2" draw:end-shape="id2" draw:end-glue-point="0" svg:d="M2750 3500v2500h11000v2500" svg:viewBox="0 0 11001 5001">
          <text:p/>
        </draw:connector>
        <draw:connector draw:style-name="gr4" draw:text-style-name="P3" draw:layer="layout" svg:x1="24.75cm" svg:y1="3.5cm" svg:x2="13.75cm" svg:y2="8.5cm" draw:start-shape="id3" draw:start-glue-point="2" draw:end-shape="id2" draw:end-glue-point="0" svg:d="M24750 3500v2500h-11000v2500" svg:viewBox="0 0 11001 5001">
          <text:p/>
        </draw:connector>
        <draw:connector draw:style-name="gr4" draw:text-style-name="P3" draw:layer="layout" svg:x1="8.25cm" svg:y1="3.5cm" svg:x2="13.75cm" svg:y2="8.5cm" draw:start-shape="id4" draw:start-glue-point="2" draw:end-shape="id2" draw:end-glue-point="0" svg:d="M8250 3500v2500h5500v2500" svg:viewBox="0 0 5501 5001">
          <text:p/>
        </draw:connector>
        <draw:connector draw:style-name="gr4" draw:text-style-name="P3" draw:layer="layout" svg:x1="13.75cm" svg:y1="3.5cm" svg:x2="13.75cm" svg:y2="8.5cm" draw:start-shape="id5" draw:start-glue-point="2" draw:end-shape="id2" draw:end-glue-point="0" svg:d="M13750 3500v5000" svg:viewBox="0 0 1 5001">
          <text:p/>
        </draw:connector>
        <draw:connector draw:style-name="gr4" draw:text-style-name="P3" draw:layer="layout" svg:x1="19.25cm" svg:y1="3.5cm" svg:x2="13.75cm" svg:y2="8.5cm" draw:start-shape="id6" draw:start-glue-point="2" draw:end-shape="id2" draw:end-glue-point="0" svg:d="M19250 3500v2500h-5500v2500" svg:viewBox="0 0 5501 5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14:14:14.579332385</meta:creation-date>
    <dc:date>2024-02-03T12:56:38.419700564</dc:date>
    <meta:editing-duration>PT8M7S</meta:editing-duration>
    <meta:editing-cycles>2</meta:editing-cycles>
    <meta:generator>LibreOffice/6.4.7.2$Linux_X86_64 LibreOffice_project/40$Build-2</meta:generator>
    <meta:document-statistic meta:object-count="26"/>
  </office:meta>
</office:document-meta>
</file>